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</text:p>
          </table:table-cell>
          <table:table-cell table:style-name="Tabell4.D2" office:value-type="string">
            <text:p text:style-name="P8">80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ext:soft-page-break/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<text:soft-page-break/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11T22:46:08</dc:date>
    <meta:editing-duration>P22DT2H9M45S</meta:editing-duration>
    <meta:editing-cycles>131</meta:editing-cycles>
    <meta:generator>OpenOffice.org/3.4.1$Unix OpenOffice.org_project/341m1$Build-9593</meta:generator>
    <meta:document-statistic meta:table-count="4" meta:image-count="0" meta:object-count="0" meta:page-count="3" meta:paragraph-count="204" meta:word-count="522" meta:character-count="2797"/>
  </office:meta>
</office:document-meta>
</file>